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Text_20_body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apboard OVERVIEW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s</text:p>
          </text:index-title>
          <text:p text:style-name="P6">Reprapboard OVERVIEW<text:tab/>1</text:p>
        </text:index-body>
      </text:table-of-content>
      <text:p text:style-name="Text_20_body"/>
      <text:p text:style-name="P5"/>
      <text:h text:style-name="Heading_20_1" text:outline-level="1">Design goals for reprapboard</text:h>
      <text:p text:style-name="Preformatted_20_Text"/>
      <text:h text:style-name="Heading_20_2" text:outline-level="2">Main goals:</text:h>
      <text:list xml:id="list1364837266" text:style-name="L1">
        <text:list-item>
          <text:p text:style-name="P3">Stable solution</text:p>
        </text:list-item>
        <text:list-item>
          <text:p text:style-name="P3">affordable components</text:p>
        </text:list-item>
        <text:list-item>
          <text:p text:style-name="P3">includes all needed components to fully controll a reprap printer</text:p>
        </text:list-item>
        <text:list-item>
          <text:p text:style-name="P3">support for heated bed controll</text:p>
        </text:list-item>
        <text:list-item>
          <text:p text:style-name="P3">support for heated chamber control</text:p>
        </text:list-item>
        <text:list-item>
          <text:p text:style-name="P3">support for two extruders</text:p>
        </text:list-item>
        <text:list-item>
          <text:p text:style-name="P3">support for voltages up to at least 24V</text:p>
        </text:list-item>
        <text:list-item>
          <text:p text:style-name="P3">resettable fuses for main components, replaceable fuses for high power components</text:p>
        </text:list-item>
        <text:list-item>
          <text:p text:style-name="P3">support for thermistor and thermocouple for the two extruders</text:p>
        </text:list-item>
        <text:list-item>
          <text:p text:style-name="P3">native USB support</text:p>
        </text:list-item>
        <text:list-item>
          <text:p text:style-name="P3">1/16 microstepping or better for X,Y,Z</text:p>
        </text:list-item>
        <text:list-item>
          <text:p text:style-name="P3">1/8 microstepping or better for extruders</text:p>
        </text:list-item>
        <text:list-item>
          <text:p text:style-name="P3">complete documentation</text:p>
        </text:list-item>
        <text:list-item>
          <text:p text:style-name="P3">compatibillity with mainstram firmware where possible</text:p>
        </text:list-item>
        <text:list-item>
          <text:p text:style-name="P3">Distinct power paths for stepperdrivers, heater mosfets, logic components</text:p>
        </text:list-item>
        <text:list-item>
          <text:p text:style-name="P3">components readily available</text:p>
        </text:list-item>
        <text:list-item>
          <text:p text:style-name="P3">Two layer PCB</text:p>
        </text:list-item>
        <text:list-item>
          <text:p text:style-name="P3">I2C</text:p>
        </text:list-item>
        <text:list-item>
          <text:p text:style-name="P3">RS485</text:p>
        </text:list-item>
        <text:list-item>
          <text:p text:style-name="P3">sd-card reader</text:p>
        </text:list-item>
        <text:list-item>
          <text:p text:style-name="P3">display</text:p>
        </text:list-item>
        <text:list-item>
          <text:p text:style-name="P3">keypad</text:p>
        </text:list-item>
      </text:list>
      <text:h text:style-name="Heading_20_2" text:outline-level="2">Optional goals:</text:h>
      <text:list xml:id="list347564271" text:style-name="L2">
        <text:list-item>
          <text:p text:style-name="P4">microstepping can be changed in firmware</text:p>
        </text:list-item>
      </text:list>
      <text:h text:style-name="Heading_20_1" text:outline-level="1">Components</text:h>
      <text:p text:style-name="Text_20_body">This section lists hardware candidates for the BOM and their upsides/downsides</text:p>
      <text:h text:style-name="Heading_20_2" text:outline-level="2">MCU</text:h>
      <text:h text:style-name="Heading_20_3" text:outline-level="3">Atmel AT90USB1286 </text:h>
      <text:p text:style-name="Text_20_body">+includes USB Support</text:p>
      <text:h text:style-name="Heading_20_2" text:outline-level="2">Stepper drivers for X,Y,Z</text:h>
      <text:p text:style-name="Text_20_body"/>
      <text:h text:style-name="Heading_20_3" text:outline-level="3">TI DRV8824</text:h>
      <text:p text:style-name="Text_20_body">+1/32 microstepping</text:p>
      <text:p text:style-name="Text_20_body">-1,6A max</text:p>
      <text:h text:style-name="Heading_20_3" text:outline-level="3"><text:soft-page-break/>TI DRV8825</text:h>
      <text:p text:style-name="Text_20_body">+1/32 microstepping</text:p>
      <text:p text:style-name="Text_20_body">+2,5A</text:p>
      <text:p text:style-name="Text_20_body">+pin compatible with drv8824</text:p>
      <text:p text:style-name="Text_20_body">-not yet available</text:p>
      <text:p text:style-name="Text_20_body">-more expensive</text:p>
      <text:h text:style-name="Heading_20_2" text:outline-level="2">Stepper Drivers for E0 E1</text:h>
      <text:h text:style-name="Heading_20_3" text:outline-level="3">TI DRV8811</text:h>
      <text:p text:style-name="Text_20_body">+2,5A</text:p>
      <text:p text:style-name="Text_20_body">-1/8 microstepping only</text:p>
      <text:h text:style-name="Heading_20_3" text:outline-level="3">TI DRV8824</text:h>
      <text:p text:style-name="Text_20_body">+1/32 microstepping</text:p>
      <text:p text:style-name="Text_20_body">-1,6A max</text:p>
      <text:h text:style-name="Heading_20_3" text:outline-level="3">TI DRV8825</text:h>
      <text:p text:style-name="Text_20_body">+1/32 microstepping</text:p>
      <text:p text:style-name="Text_20_body">+pin compatible with drv8824</text:p>
      <text:p text:style-name="Text_20_body">-not yet available</text:p>
      <text:p text:style-name="Text_20_body">-more expens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5T18:06:52</dc:date>
    <dc:creator>ZornStrap Benutzer</dc:creator>
    <meta:generator>OpenOffice.org/3.2$Linux OpenOffice.org_project/320m12$Build-9483</meta:generator>
    <meta:document-statistic meta:table-count="0" meta:image-count="0" meta:object-count="0" meta:page-count="4" meta:paragraph-count="56" meta:word-count="217" meta:character-count="1347"/>
    <meta:editing-duration>PT02H07M12S</meta:editing-duration>
    <meta:editing-cycles>1</meta:editing-cycles>
  </office:meta>
</office:document-meta>
</file>